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2" svg:font-family="'Source Sans Pro'" style:font-family-generic="roman" style:font-pitch="variable"/>
    <style:font-face style:name="Source Sans Pro" svg:font-family="'Source Sans Pro'" style:font-adornments="標準" style:font-family-generic="roman" style:font-pitch="variable"/>
    <style:font-face style:name="Source Sans Pro Black1" svg:font-family="'Source Sans Pro Black'" style:font-family-generic="roman" style:font-pitch="variable"/>
    <style:font-face style:name="Source Sans Pro Black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1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notes">
      <style:graphic-properties draw:fill-color="#ffffff" draw:auto-grow-height="true" fo:min-height="13.25cm"/>
      <style:paragraph-properties style:writing-mode="lr-tb"/>
    </style:style>
    <style:style style:name="pr3" style:family="presentation" style:parent-style-name="Alizarin-title">
      <style:graphic-properties fo:min-height="2.25cm"/>
      <style:paragraph-properties style:writing-mode="lr-tb"/>
    </style:style>
    <style:style style:name="pr4" style:family="presentation" style:parent-style-name="Alizarin-outline1">
      <style:graphic-properties fo:min-height="12.75cm"/>
      <style:paragraph-properties style:writing-mode="lr-tb"/>
    </style:style>
    <style:style style:name="pr5" style:family="presentation" style:parent-style-name="Alizarin-notes">
      <style:graphic-properties draw:fill-color="#ffffff" draw:auto-grow-height="true" fo:min-height="13.25cm"/>
      <style:paragraph-properties style:writing-mode="lr-tb"/>
    </style:style>
    <style:style style:name="pr6" style:family="presentation" style:parent-style-name="Alizarin-title">
      <style:graphic-properties fo:min-height="2.001cm"/>
      <style:paragraph-properties style:writing-mode="lr-tb"/>
    </style:style>
    <style:style style:name="pr7" style:family="presentation" style:parent-style-name="Alizarin-outline1">
      <style:graphic-properties fo:min-height="9.751cm"/>
      <style:paragraph-properties style:writing-mode="lr-tb"/>
    </style:style>
    <style:style style:name="pr8" style:family="presentation" style:parent-style-name="Alizarin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 style:text-autospace="ideograph-alpha" style:punctuation-wrap="hanging" style:writing-mode="lr-tb">
        <style:tab-stops/>
      </style:paragraph-properties>
    </style:style>
    <style:style style:name="P4" style:family="paragraph">
      <style:paragraph-properties fo:margin-left="0cm" fo:margin-right="0cm" fo:margin-top="0cm" fo:margin-bottom="0.374cm" fo:text-indent="0cm" style:text-autospace="ideograph-alpha" style:punctuation-wrap="hanging" style:writing-mode="lr-tb"/>
    </style:style>
    <style:style style:name="P5" style:family="paragraph">
      <style:paragraph-properties fo:text-align="center" style:text-autospace="ideograph-alpha" style:punctuation-wrap="hanging">
        <style:tab-stops/>
      </style:paragraph-properties>
    </style:style>
    <style:style style:name="P6" style:family="paragraph">
      <style:paragraph-properties fo:margin-left="0cm" fo:margin-right="0cm" fo:margin-top="0cm" fo:margin-bottom="0.374cm" fo:text-indent="0cm" style:text-autospace="ideograph-alpha" style:punctuation-wrap="hanging"/>
    </style:style>
    <style:style style:name="P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>
        <style:tab-stops/>
      </style:paragraph-properties>
    </style:style>
    <style:style style:name="P8" style:family="paragraph">
      <style:paragraph-properties fo:margin-left="0cm" fo:margin-right="0cm" fo:margin-top="0cm" fo:margin-bottom="0cm" fo:line-height="100%" fo:text-indent="0cm" style:text-autospace="ideograph-alpha" style:punctuation-wrap="hanging"/>
    </style:style>
    <style:style style:name="P9" style:family="paragraph">
      <style:paragraph-properties fo:margin-left="0cm" fo:margin-right="0cm" fo:margin-top="0cm" fo:margin-bottom="0.301cm" fo:text-align="start" fo:text-indent="0cm" style:text-autospace="ideograph-alpha" style:punctuation-wrap="hanging">
        <style:tab-stops/>
      </style:paragraph-properties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style:paragraph-properties fo:text-align="start" style:text-autospace="ideograph-alpha" style:punctuation-wrap="hanging">
        <style:tab-stops/>
      </style:paragraph-properties>
    </style:style>
    <style:style style:name="P12" style:family="paragraph">
      <style:paragraph-properties fo:margin-left="0cm" fo:margin-right="0cm" fo:margin-top="0cm" fo:margin-bottom="0.301cm" fo:text-indent="0cm" style:text-autospace="ideograph-alpha" style:punctuation-wrap="hanging"/>
    </style:style>
    <style:style style:name="P13" style:family="paragraph">
      <loext:graphic-properties draw:fill-color="#ffffff"/>
    </style:style>
    <style:style style:name="T1" style:family="text">
      <style:text-properties fo:font-variant="normal" fo:text-transform="none" fo:color="#1c1c1c" loext:opacity="100%" style:text-outline="false" style:text-line-through-style="none" style:text-line-through-type="none" style:font-name="Source Sans Pro Semibold2" fo:font-size="19.5pt" fo:font-style="normal" fo:text-shadow="none" style:text-underline-style="none" fo:font-weight="600" style:letter-kerning="true" style:font-size-asian="19.5pt" style:font-style-asian="normal" style:font-weight-asian="600" style:font-size-complex="19.5pt" style:font-style-complex="normal" style:font-weight-complex="600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.5cm" svg:height="2cm" svg:x="1cm" svg:y="6cm" presentation:class="title">
          <draw:text-box>
            <text:p text:style-name="P1">python</text:p>
          </draw:text-box>
        </draw:frame>
        <presentation:notes draw:style-name="dp2">
          <draw:page-thumbnail draw:style-name="gr1" draw:layer="layout" svg:width="14.75cm" svg:height="11.25cm" svg:x="3cm" svg:y="2.25cm" draw:page-number="1" presentation:class="page"/>
          <draw:frame presentation:style-name="pr2" draw:text-style-name="P2" draw:layer="layout" svg:width="16.75cm" svg:height="13.25cm" svg:x="2cm" svg:y="14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2cm" svg:x="1cm" svg:y="0.75cm" presentation:class="title">
          <draw:text-box>
            <text:p text:style-name="P3">Python Overview</text:p>
          </draw:text-box>
        </draw:frame>
        <draw:frame presentation:style-name="pr4" draw:text-style-name="P1" draw:layer="layout" svg:width="25.5cm" svg:height="9.75cm" svg:x="1cm" svg:y="3.75cm" presentation:class="outline">
          <draw:text-box>
            <text:list text:style-name="L2">
              <text:list-item>
                <text:p text:style-name="P4">Python is Interpreted</text:p>
              </text:list-item>
              <text:list-item>
                <text:p text:style-name="P4">Python is Interactive</text:p>
              </text:list-item>
              <text:list-item>
                <text:p text:style-name="P4">Python is Object-Oriented</text:p>
              </text:list-item>
              <text:list-item>
                <text:p text:style-name="P4">Python is a Beginner's Language</text:p>
              </text:list-item>
            </text:list>
          </draw:text-box>
        </draw:frame>
        <presentation:notes draw:style-name="dp2">
          <draw:page-thumbnail draw:style-name="gr1" draw:layer="layout" svg:width="14.75cm" svg:height="11.25cm" svg:x="3cm" svg:y="2.25cm" draw:page-number="2" presentation:class="page"/>
          <draw:frame presentation:style-name="pr5" draw:text-style-name="P2" draw:layer="layout" svg:width="16.75cm" svg:height="13.25cm" svg:x="2cm" svg:y="14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2cm" svg:x="1cm" svg:y="0.75cm" presentation:class="title">
          <draw:text-box>
            <text:p text:style-name="P5">Python Features</text:p>
          </draw:text-box>
        </draw:frame>
        <draw:frame presentation:style-name="pr7" draw:text-style-name="P1" draw:layer="layout" svg:width="25.5cm" svg:height="9.75cm" svg:x="1cm" svg:y="3.75cm" presentation:class="outline">
          <draw:text-box>
            <text:list text:style-name="L2">
              <text:list-item>
                <text:p text:style-name="P6">Easy-to-learn</text:p>
              </text:list-item>
              <text:list-item>
                <text:p text:style-name="P6">Easy-to-read</text:p>
              </text:list-item>
              <text:list-item>
                <text:p text:style-name="P6">Easy-to-maintain</text:p>
              </text:list-item>
              <text:list-item>
                <text:p text:style-name="P6">A broad standard library </text:p>
              </text:list-item>
              <text:list-item>
                <text:p text:style-name="P6">Extendable</text:p>
              </text:list-item>
              <text:list-item>
                <text:p text:style-name="P6">Portable</text:p>
              </text:list-item>
              <text:list-item>
                <text:p text:style-name="P6">GUI Programming </text:p>
                <text:p text:style-name="P6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2cm" svg:x="1cm" svg:y="0.75cm" presentation:class="title" presentation:user-transformed="true">
          <draw:text-box>
            <text:p text:style-name="P7">First Python Program</text:p>
          </draw:text-box>
        </draw:frame>
        <draw:frame presentation:style-name="pr7" draw:text-style-name="P1" draw:layer="layout" svg:width="25.5cm" svg:height="9.75cm" svg:x="1cm" svg:y="3.75cm" presentation:class="outline">
          <draw:text-box>
            <text:list text:style-name="L3">
              <text:list-item>
                <text:p text:style-name="P8">&gt;&gt;&gt; print "Hello, Python!"</text:p>
              </text:list-item>
              <text:list-item>
                <text:p text:style-name="P8"/>
              </text:list-item>
              <text:list-item>
                <text:p text:style-name="P8">If you are running new version of Python, then you would need to use print statement with parenthesis as in print ("Hello, Python!")</text:p>
              </text:list-item>
              <text:list-item>
                <text:p text:style-name="P8"/>
              </text:list-item>
              <text:list-item>
                <text:p text:style-name="P8">&gt;&gt;&gt; print ("Hello, Python!")</text:p>
              </text:list-item>
              <text:list-item>
                <text:p text:style-name="P8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2cm" svg:x="1cm" svg:y="0.75cm" presentation:class="title">
          <draw:text-box>
            <text:p>Identifiers</text:p>
          </draw:text-box>
        </draw:frame>
        <draw:frame presentation:style-name="pr7" draw:text-style-name="P1" draw:layer="layout" svg:width="25.5cm" svg:height="9.75cm" svg:x="1cm" svg:y="3.75cm" presentation:class="outline" presentation:user-transformed="true">
          <draw:text-box>
            <text:list text:style-name="L3">
              <text:list-item>
                <text:p>The identifier is a name used to identify a variable, function, class, module, etc.</text:p>
              </text:list-item>
              <text:list-item>
                <text:p>The identifier is a combination of character digits and underscore. </text:p>
              </text:list-item>
              <text:list-item>
                <text:p>The characters are A-Z or a-z,a UnderScore ( _ ) and digit (0-9).</text:p>
              </text:list-item>
              <text:list-item>
                <text:p>we should not use special characters ( #, @, $, %, ! ) in identifiers.</text:p>
              </text:list-item>
              <text:list-item>
                <text:p>Var1 <text:s text:c="3"/><text:tab/><text:tab/><text:tab/>!var</text:p>
              </text:list-item>
              <text:list-item>
                <text:p>_var1<text:tab/><text:tab/><text:tab/>1var<text:tab/><text:tab/><text:tab/><text:tab/><text:tab/><text:tab/></text:p>
              </text:list-item>
              <text:list-item>
                <text:p>_1_var<text:tab/><text:tab/><text:tab/>1_var</text:p>
              </text:list-item>
              <text:list-item>
                <text:p>Var_1<text:tab/><text:tab/><text:tab/>var#1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2cm" svg:x="1cm" svg:y="0.75cm" presentation:class="title" presentation:user-transformed="true">
          <draw:text-box>
            <text:p>Keywords</text:p>
          </draw:text-box>
        </draw:frame>
        <draw:frame presentation:style-name="pr7" draw:text-style-name="P1" draw:layer="layout" svg:width="25.5cm" svg:height="9.75cm" svg:x="1cm" svg:y="3.75cm" presentation:class="outline" presentation:user-transformed="true">
          <draw:text-box>
            <text:list text:style-name="L3">
              <text:list-item>
                <text:p>and<text:tab/><text:tab/><text:tab/><text:tab/><text:tab/> <text:tab/><text:tab/><text:tab/><text:tab/>exec<text:tab/><text:tab/> <text:tab/>not</text:p>
              </text:list-item>
              <text:list-item>
                <text:p>assert<text:tab/><text:tab/>finally<text:tab/> <text:tab/>or</text:p>
              </text:list-item>
              <text:list-item>
                <text:p>break<text:tab/><text:tab/>for<text:tab/> <text:tab/> <text:tab/>pass</text:p>
              </text:list-item>
              <text:list-item>
                <text:p>class<text:tab/><text:tab/>from<text:tab/> <text:tab/>print</text:p>
              </text:list-item>
              <text:list-item>
                <text:p>continue<text:tab/>global<text:tab/> <text:tab/>raise</text:p>
              </text:list-item>
              <text:list-item>
                <text:p>def<text:tab/><text:tab/><text:tab/><text:tab/><text:tab/><text:tab/><text:tab/> <text:tab/><text:tab/>if<text:tab/> <text:tab/><text:tab/> <text:tab/>return</text:p>
              </text:list-item>
              <text:list-item>
                <text:p>del<text:tab/><text:tab/><text:tab/> <text:tab/><text:tab/>import<text:tab/><text:tab/><text:tab/> <text:tab/>try</text:p>
              </text:list-item>
              <text:list-item>
                <text:p>elif<text:tab/><text:tab/> <text:s/><text:tab/><text:tab/>in<text:tab/><text:tab/><text:tab/><text:tab/> <text:tab/>while</text:p>
              </text:list-item>
              <text:list-item>
                <text:p>else<text:tab/> <text:tab/><text:tab/>is<text:tab/> <text:tab/><text:tab/><text:tab/><text:tab/> <text:tab/>with</text:p>
              </text:list-item>
              <text:list-item>
                <text:p>except<text:tab/> <text:tab/>lambda<text:tab/><text:tab/><text:tab/> <text:tab/>yiel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2cm" svg:x="1.27cm" svg:y="0.635cm" presentation:class="title" presentation:user-transformed="true">
          <draw:text-box>
            <text:list text:style-name="L3">
              <text:list-item>
                <text:p text:style-name="P9">Variables</text:p>
              </text:list-item>
            </text:list>
          </draw:text-box>
        </draw:frame>
        <draw:frame presentation:style-name="pr7" draw:text-style-name="P1" draw:layer="layout" svg:width="25.5cm" svg:height="9.75cm" svg:x="1cm" svg:y="3.75cm" presentation:class="outline" presentation:user-transformed="true">
          <draw:text-box>
            <text:list text:style-name="L1">
              <text:list-item>
                <text:p>Variables are nothing but reserved memory locations to store values.</text:p>
              </text:list-item>
              <text:list-item>
                <text:p>This means that when you create a variable you reserve some space in memory.</text:p>
              </text:list-item>
              <text:list-item>
                <text:p>Python variables do not need explicit declaration to reserve memory space</text:p>
              </text:list-item>
              <text:list-item>
                <text:p>The declaration happens automatically when you assign a value to a variable.</text:p>
              </text:list-item>
              <text:list-item>
                <text:p>The equal sign (=) is used to assign values to variables.</text:p>
              </text:list-item>
            </text:list>
            <text:list text:style-name="L3">
              <text:list-item>
                <text:p>c = 100 <text:s text:c="9"/><text:tab/><text:tab/><text:tab/># An integer assignment</text:p>
              </text:list-item>
              <text:list-item>
                <text:p>Km <text:s text:c="2"/>= 1000.0 <text:s text:c="6"/><text:tab/><text:tab/># A floating point</text:p>
              </text:list-item>
              <text:list-item>
                <text:p>name <text:s text:c="3"/>= "JSPM" <text:s text:c="6"/><text:tab/># A str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2cm" svg:x="1cm" svg:y="0.75cm" presentation:class="title" presentation:user-transformed="true">
          <draw:text-box>
            <text:list text:style-name="L3">
              <text:list-item>
                <text:p text:style-name="P9">Variables</text:p>
              </text:list-item>
            </text:list>
          </draw:text-box>
        </draw:frame>
        <draw:frame presentation:style-name="pr7" draw:text-style-name="P1" draw:layer="layout" svg:width="25.5cm" svg:height="9.75cm" svg:x="1cm" svg:y="3.75cm" presentation:class="outline">
          <draw:text-box>
            <text:list text:style-name="L1">
              <text:list-item>
                <text:p>Multiple Assignment</text:p>
                <text:list>
                  <text:list-header>
                    <text:p>Python allows you to assign a single value to several variables simultaneously.</text:p>
                  </text:list-header>
                  <text:list-item>
                    <text:p>a = b = c = 1</text:p>
                  </text:list-item>
                  <text:list-item>
                    <text:p>a,b,c = 1,2,"JSPM"</text:p>
                  </text:list-item>
                </text:list>
              </text:list-item>
              <text:list-item>
                <text:p>Re-declare the Variable:</text:p>
                <text:list>
                  <text:list-header>
                    <text:p>num=100</text:p>
                    <text:p>print(num)</text:p>
                    <text:p>num=200</text:p>
                    <text:p>print(num)</text:p>
                  </text:list-header>
                </text:list>
              </text:list-item>
            </text:list>
            <text:p/>
            <text:p/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2cm" svg:x="1cm" svg:y="0.75cm" presentation:class="title" presentation:user-transformed="true">
          <draw:text-box>
            <text:p>Strings</text:p>
          </draw:text-box>
        </draw:frame>
        <draw:frame presentation:style-name="pr7" draw:text-style-name="P1" draw:layer="layout" svg:width="25.5cm" svg:height="9.75cm" svg:x="1cm" svg:y="3.75cm" presentation:class="outline" presentation:user-transformed="true">
          <draw:text-box>
            <text:list text:style-name="L3">
              <text:list-item>
                <text:p>Strings are arrays of bytes representing Unicode characters</text:p>
              </text:list-item>
              <text:list-item>
                <text:p>Python does not have a character data type</text:p>
              </text:list-item>
              <text:list-item>
                <text:p>single character is simply a string with a length of 1</text:p>
              </text:list-item>
              <text:list-item>
                <text:p>Square brackets can be used to access elements of the string.</text:p>
              </text:list-item>
              <text:list-item>
                <text:p>str=’python’</text:p>
              </text:list-item>
              <text:list-item>
                <text:p>str=”python”</text:p>
              </text:list-item>
              <text:list-item>
                <text:p>str=’’’python’’’</text:p>
              </text:list-item>
              <text:list-item>
                <text:p>Str=’’’</text:p>
              </text:list-item>
              <text:list-item>
                <text:p>Python</text:p>
              </text:list-item>
              <text:list-item>
                <text:p>‘’’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2cm" svg:x="1cm" svg:y="0.75cm" presentation:class="title" presentation:user-transformed="true">
          <draw:text-box>
            <text:p>Accessing characters in Python</text:p>
          </draw:text-box>
        </draw:frame>
        <draw:frame presentation:style-name="pr7" draw:text-style-name="P1" draw:layer="layout" svg:width="25.5cm" svg:height="9.75cm" svg:x="1cm" svg:y="3.75cm" presentation:class="outline" presentation:user-transformed="true">
          <draw:text-box>
            <text:list text:style-name="L3">
              <text:list-item>
                <text:p>In Python, individual characters of a String can be accessed by using the method of Indexing. </text:p>
              </text:list-item>
              <text:list-item>
                <text:p>Indexing allows negative address references to access characters from the back of the String</text:p>
                <text:list>
                  <text:list-item>
                    <text:p>str=”hello python”</text:p>
                  </text:list-item>
                  <text:list-item>
                    <text:p>print(Str[1])</text:p>
                  </text:list-item>
                  <text:list-item>
                    <text:p>print(Str[-1])</text:p>
                  </text:list-item>
                  <text:list-item>
                    <text:p>print(Str[1:])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2cm" svg:x="1cm" svg:y="0.75cm" presentation:class="title" presentation:user-transformed="true">
          <draw:text-box>
            <text:p>Deleting/Updating from a String</text:p>
          </draw:text-box>
        </draw:frame>
        <draw:frame presentation:style-name="pr7" draw:text-style-name="P1" draw:layer="layout" svg:width="25.5cm" svg:height="9.75cm" svg:x="1cm" svg:y="3.75cm" presentation:class="outline" presentation:user-transformed="true">
          <draw:text-box>
            <text:list text:style-name="L3">
              <text:list-item>
                <text:p>Updation or deletion of characters from a String is not allowed. </text:p>
              </text:list-item>
              <text:list-item>
                <text:p>Strings are immutable</text:p>
              </text:list-item>
              <text:list-item>
                <text:p>str=”python”</text:p>
              </text:list-item>
              <text:list-item>
                <text:p>print(str)</text:p>
              </text:list-item>
              <text:list-item>
                <text:p>str[0]=’y’</text:p>
              </text:list-item>
              <text:list-item>
                <text:p>print(str) <text:s text:c="10"/>//error</text:p>
              </text:list-item>
              <text:list-item>
                <text:p>str=”java”</text:p>
              </text:list-item>
              <text:list-item>
                <text:p>print(str) <text:s text:c="10"/>Done</text:p>
              </text:list-item>
              <text:list-item>
                <text:p/>
              </text:list-item>
              <text:list-item>
                <text:p><text:s/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2cm" svg:x="1cm" svg:y="0.75cm" presentation:class="title" presentation:user-transformed="true">
          <draw:text-box>
            <text:p text:style-name="P11">Deleting/Updating from a String</text:p>
          </draw:text-box>
        </draw:frame>
        <draw:frame presentation:style-name="pr7" draw:text-style-name="P1" draw:layer="layout" svg:width="25.5cm" svg:height="9.75cm" svg:x="1cm" svg:y="3.75cm" presentation:class="outline" presentation:user-transformed="true">
          <draw:text-box>
            <text:list text:style-name="L3">
              <text:list-item>
                <text:p text:style-name="P12">str=”python”</text:p>
              </text:list-item>
              <text:list-item>
                <text:p text:style-name="P12">print(str)</text:p>
                <text:list>
                  <text:list-item>
                    <text:p>.del str</text:p>
                  </text:list-item>
                  <text:list-item>
                    <text:p>print(str)</text:p>
                  </text:list-item>
                  <text:list-item>
                    <text:p>Raw strings do not treat the backslash as a special character at all. Every character you put into a raw string stays the way you wrote it −</text:p>
                  </text:list-item>
                  <text:list-item>
                    <text:p/>
                  </text:list-item>
                  <text:list-item>
                    <text:p>print r'C:\\checkit'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2cm" svg:x="1cm" svg:y="0.75cm" presentation:class="title">
          <draw:text-box>
            <text:p>Python List</text:p>
          </draw:text-box>
        </draw:frame>
        <draw:frame presentation:style-name="pr7" draw:text-style-name="P1" draw:layer="layout" svg:width="25.5cm" svg:height="9.75cm" svg:x="1cm" svg:y="3.75cm" presentation:class="outline" presentation:user-transformed="true">
          <draw:text-box>
            <text:list text:style-name="L3">
              <text:list-item>
                <text:p>List is one of the most frequently used and very versatile data types used in Python.</text:p>
              </text:list-item>
              <text:list-item>
                <text:p>Each element of a sequence is assigned a number - its position or index.</text:p>
              </text:list-item>
              <text:list-item>
                <text:p>The first index is zero, <text:s/>the second index is one, and so forth.</text:p>
              </text:list-item>
              <text:list-item>
                <text:p>Use the square brackets.</text:p>
              </text:list-item>
              <text:list-item>
                <text:p>Important thing about a list is that items in a list need not be of the same type.</text:p>
              </text:list-item>
              <text:list-item>
                <text:p>list1 = ['python', 'java’, 1997, 2000];</text:p>
              </text:list-item>
              <text:list-item>
                <text:p>list2 = [1, 2, 3, 4, 5 ];</text:p>
              </text:list-item>
              <text:list-item>
                <text:p>list3 = ["a", "b", "c", "d"]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2cm" svg:x="1cm" svg:y="0.75cm" presentation:class="title" presentation:user-transformed="true">
          <draw:text-box>
            <text:p>Accessing and Updating Lists</text:p>
          </draw:text-box>
        </draw:frame>
        <draw:frame presentation:style-name="pr7" draw:text-style-name="P1" draw:layer="layout" svg:width="25.5cm" svg:height="9.75cm" svg:x="1cm" svg:y="3.75cm" presentation:class="outline">
          <draw:text-box>
            <text:list text:style-name="L3">
              <text:list-item>
                <text:p>List1[0]</text:p>
              </text:list-item>
              <text:list-item>
                <text:p>List2[1:5]</text:p>
              </text:list-item>
              <text:list-item>
                <text:p>List[2] = 2001;</text:p>
              </text:list-item>
              <text:list-item>
                <text:p>print list[2]</text:p>
              </text:list-item>
              <text:list-item>
                <text:p>del list1[2];</text:p>
              </text:list-item>
              <text:list-item>
                <text:p>print(len(List2))</text:p>
              </text:list-item>
              <text:list-item>
                <text:p>List.append(value)</text:p>
              </text:list-item>
              <text:list-item>
                <text:p>List.insert(3, 12) <text:s text:c="4"/>3 index <text:s text:c="4"/>12 <text:s text:c="2"/>value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2cm" svg:x="1cm" svg:y="0.75cm" presentation:class="title">
          <draw:text-box>
            <text:p>Python <text:s/>tuple</text:p>
          </draw:text-box>
        </draw:frame>
        <draw:frame presentation:style-name="pr7" draw:text-style-name="P1" draw:layer="layout" svg:width="25.5cm" svg:height="9.75cm" svg:x="-6.938cm" svg:y="1.569cm" presentation:class="outline" presentation:user-transformed="true">
          <draw:text-box>
            <text:list text:style-name="L3">
              <text:list-item>
                <text:p>A Tuple is a collection of Python objects separated by commas.</text:p>
              </text:list-item>
              <text:list-item>
                <text:p>In someways a tuple is similar to a list in terms of indexing.</text:p>
              </text:list-item>
              <text:list-item>
                <text:p>Creating Tuples</text:p>
              </text:list-item>
              <text:list-item>
                <text:p>tuple=()</text:p>
              </text:list-item>
              <text:list-item>
                <text:p>tuple=(10,20,30)</text:p>
              </text:list-item>
              <text:list-item>
                <text:p>tuple=(‘python’,’java’)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2cm" svg:x="1cm" svg:y="0.75cm" presentation:class="title" presentation:user-transformed="true">
          <draw:text-box>
            <text:p>Concatenation and Repetition of Tuples</text:p>
          </draw:text-box>
        </draw:frame>
        <draw:frame presentation:style-name="pr7" draw:text-style-name="P1" draw:layer="layout" svg:width="25.5cm" svg:height="9.75cm" svg:x="1cm" svg:y="3.75cm" presentation:class="outline">
          <draw:text-box>
            <text:list text:style-name="L3">
              <text:list-header>
                <text:p>tuple=(1,2,3)</text:p>
              </text:list-header>
              <text:list-item>
                <text:p>tuple2 = ('python')</text:p>
              </text:list-item>
              <text:list-item>
                <text:p>tuple3=tuple+tuple2</text:p>
              </text:list-item>
              <text:list-item>
                <text:p>print(tuple3)</text:p>
              </text:list-item>
              <text:list-item>
                <text:p/>
              </text:list-item>
              <text:list-item>
                <text:p>tuple4 = ('python',)*3</text:p>
              </text:list-item>
              <text:list-item>
                <text:p text:style-name="P12"><text:span text:style-name="T1">tuple4 = ('python','python',</text:span>'python',)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2cm" svg:x="1cm" svg:y="0.75cm" presentation:class="title">
          <draw:text-box>
            <text:p>Deleting and Converting list to a Tuple</text:p>
          </draw:text-box>
        </draw:frame>
        <draw:frame presentation:style-name="pr7" draw:text-style-name="P1" draw:layer="layout" svg:width="25.5cm" svg:height="9.75cm" svg:x="1.17cm" svg:y="3.75cm" presentation:class="outline" presentation:user-transformed="true">
          <draw:text-box>
            <text:list text:style-name="L3">
              <text:list-item>
                <text:p>tuple3 = ( 0, 1)</text:p>
              </text:list-item>
              <text:list-item>
                <text:p>del tuple3</text:p>
              </text:list-item>
              <text:list-item>
                <text:p>print(tuple3)</text:p>
              </text:list-item>
              <text:list-item>
                <text:p/>
              </text:list-item>
              <text:list-item>
                <text:p>List1 = [0, 1, 2]</text:p>
              </text:list-item>
              <text:list-item>
                <text:p>tuple=(list1)</text:p>
              </text:list-item>
              <text:list-item>
                <text:p>print(tuple)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2cm" svg:x="1cm" svg:y="0.75cm" presentation:class="title">
          <draw:text-box>
            <text:p>Python - Dictionary</text:p>
          </draw:text-box>
        </draw:frame>
        <draw:frame presentation:style-name="pr7" draw:text-style-name="P1" draw:layer="layout" svg:width="25.5cm" svg:height="9.75cm" svg:x="1cm" svg:y="3.75cm" presentation:class="outline">
          <draw:text-box>
            <text:list text:style-name="L3">
              <text:list-item>
                <text:p>Each key is separated from its value by a colon (:)</text:p>
              </text:list-item>
              <text:list-item>
                <text:p>The items are separated by commas</text:p>
              </text:list-item>
              <text:list-item>
                <text:p>The whole thing is enclosed in curly braces</text:p>
              </text:list-item>
              <text:list-item>
                <text:p>Keys are unique within a dictionary while values may not be.</text:p>
              </text:list-item>
              <text:list-item>
                <text:p>Dictionary keys are case sensitive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2cm" svg:x="1cm" svg:y="0.75cm" presentation:class="title">
          <draw:text-box>
            <text:p>Creating a Dictionary</text:p>
          </draw:text-box>
        </draw:frame>
        <draw:frame presentation:style-name="pr7" draw:text-style-name="P1" draw:layer="layout" svg:width="25.5cm" svg:height="9.75cm" svg:x="1cm" svg:y="3.75cm" presentation:class="outline">
          <draw:text-box>
            <text:list text:style-name="L3">
              <text:list-item>
                <text:p>Dict = {}</text:p>
              </text:list-item>
              <text:list-item>
                <text:p>print("Empty Dictionary: ")</text:p>
              </text:list-item>
              <text:list-item>
                <text:p>print(Dict)</text:p>
              </text:list-item>
              <text:list-item>
                <text:p>Dict = dict({1: 'G', 2: 'O', 3:'D'})</text:p>
              </text:list-item>
              <text:list-item>
                <text:p>Dict = {1: 'p', 2: 'y',</text:p>
              </text:list-item>
              <text:list-item>
                <text:p><text:s text:c="8"/>3:{'A' : 'Welcome', 'B' : 'To', 'C' : 'python'}}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2cm" svg:x="1cm" svg:y="0.75cm" presentation:class="title" presentation:user-transformed="true">
          <draw:text-box>
            <text:p>Adding and removing elements to a Dictionary</text:p>
          </draw:text-box>
        </draw:frame>
        <draw:frame presentation:style-name="pr7" draw:text-style-name="P1" draw:layer="layout" svg:width="25.5cm" svg:height="9.75cm" svg:x="1cm" svg:y="3.75cm" presentation:class="outline" presentation:user-transformed="true">
          <draw:text-box>
            <text:list text:style-name="L3">
              <text:list-item>
                <text:p>One value at a time can be added to a Dictionary by defining value along with the key</text:p>
              </text:list-item>
              <text:list-item>
                <text:p>Dict[Key] = ‘Value’</text:p>
              </text:list-item>
              <text:list-item>
                <text:p>Dict[1] = 1</text:p>
              </text:list-item>
              <text:list-item>
                <text:p>del Dict[6]</text:p>
              </text:list-item>
              <text:list-item>
                <text:p/>
              </text:list-item>
              <text:list-item>
                <text:p>Nested Dictionary</text:p>
              </text:list-item>
              <text:list-item>
                <text:p>del Dict['A'][2]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2cm" svg:x="1cm" svg:y="0.75cm" presentation:class="title">
          <draw:text-box>
            <text:p>Methods</text:p>
          </draw:text-box>
        </draw:frame>
        <draw:frame presentation:style-name="pr7" draw:text-style-name="P1" draw:layer="layout" svg:width="25.5cm" svg:height="9.75cm" svg:x="1cm" svg:y="3.75cm" presentation:class="outline" presentation:user-transformed="true">
          <draw:text-box>
            <text:list text:style-name="L3">
              <text:list-item>
                <text:p>Copy()</text:p>
              </text:list-item>
              <text:list-item>
                <text:p>Clear()</text:p>
              </text:list-item>
              <text:list-item>
                <text:p>Pop()</text:p>
              </text:list-item>
              <text:list-item>
                <text:p>Popitem()</text:p>
              </text:list-item>
              <text:list-item>
                <text:p>Update(dic1)</text:p>
              </text:list-item>
              <text:list-item>
                <text:p>Keys()</text:p>
              </text:list-item>
              <text:list-item>
                <text:p>Items()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2cm" svg:x="1cm" svg:y="0.75cm" presentation:class="title" presentation:user-transformed="true">
          <draw:text-box>
            <text:p>Sets in Python</text:p>
          </draw:text-box>
        </draw:frame>
        <draw:frame presentation:style-name="pr7" draw:text-style-name="P1" draw:layer="layout" svg:width="25.5cm" svg:height="9.75cm" svg:x="1cm" svg:y="3.75cm" presentation:class="outline" presentation:user-transformed="true">
          <draw:text-box>
            <text:list text:style-name="L3">
              <text:list-item>
                <text:p text:style-name="P1">A Set is an unordered collection data type that is iterate, mutable and has no duplicate elements.</text:p>
              </text:list-item>
              <text:list-item>
                <text:p text:style-name="P1"><text:s/>sets are unordered, we cannot access items using indexes like we do in lists.</text:p>
              </text:list-item>
              <text:list-item>
                <text:p text:style-name="P1">set1 = set("a", "b", "c")</text:p>
              </text:list-item>
              <text:list-item>
                <text:p text:style-name="P1">print(set1)</text:p>
              </text:list-item>
              <text:list-item>
                <text:p text:style-name="P1">set1.add("Daxit")</text:p>
              </text:list-item>
              <text:list-item>
                <text:p text:style-name="P1">for i in range(1, 6): </text:p>
              </text:list-item>
              <text:list-item>
                <text:p text:style-name="P1"><text:s text:c="4"/>set1.add(i)</text:p>
              </text:list-item>
              <text:list-item>
                <text:p text:style-name="P1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.5cm" svg:height="9.75cm" svg:x="1cm" svg:y="3.75cm" presentation:class="outline">
          <draw:text-box>
            <text:list text:style-name="L3">
              <text:list-item>
                <text:p text:style-name="P1">set1 = set()</text:p>
              </text:list-item>
              <text:list-item>
                <text:p text:style-name="P1">set2 = set()</text:p>
              </text:list-item>
              <text:list-item>
                <text:p text:style-name="P1">for i in range(5):</text:p>
              </text:list-item>
              <text:list-item>
                <text:p text:style-name="P1"><text:s text:c="4"/>set1.add(i)</text:p>
              </text:list-item>
              <text:list-item>
                <text:p text:style-name="P1">for i in range(3,9):</text:p>
              </text:list-item>
              <text:list-item>
                <text:p text:style-name="P1"><text:s text:c="4"/>set2.add(i)</text:p>
              </text:list-item>
              <text:list-item>
                <text:p text:style-name="P1">set3 = set1.intersection(set2) <text:s text:c="6"/>#or</text:p>
              </text:list-item>
              <text:list-item>
                <text:p text:style-name="P1">set3 = set1 &amp; set2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2cm" svg:x="1cm" svg:y="0.75cm" presentation:class="title">
          <draw:text-box>
            <text:p text:style-name="P1">Python if else Statement</text:p>
          </draw:text-box>
        </draw:frame>
        <draw:frame presentation:style-name="pr7" draw:text-style-name="P1" draw:layer="layout" svg:width="25.5cm" svg:height="9.75cm" svg:x="1cm" svg:y="3.75cm" presentation:class="outline" presentation:user-transformed="true">
          <draw:text-box>
            <text:list text:style-name="L3">
              <text:list-item>
                <text:p>Decision making is required when we want to execute a code</text:p>
              </text:list-item>
              <text:list-item>
                <text:p>The if…else statement is used in Python for decision making.</text:p>
              </text:list-item>
              <text:list-item>
                <text:p>if test expression:</text:p>
              </text:list-item>
              <text:list-item>
                <text:p><text:s text:c="4"/>Statement(…)</text:p>
              </text:list-item>
              <text:list-item>
                <text:p>num = 3</text:p>
              </text:list-item>
              <text:list-item>
                <text:p>if num &gt; 0:</text:p>
              </text:list-item>
              <text:list-item>
                <text:p><text:s text:c="4"/>print(num, "is a positive number.")</text:p>
              </text:list-item>
              <text:list-item>
                <text:p>print("Done")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.5cm" svg:height="9.75cm" svg:x="1cm" svg:y="3.75cm" presentation:class="outline" presentation:user-transformed="true">
          <draw:text-box>
            <text:list text:style-name="L3">
              <text:list-item>
                <text:p text:style-name="P1">if test expression:</text:p>
              </text:list-item>
              <text:list-item>
                <text:p text:style-name="P1"><text:s text:c="4"/>Body of if</text:p>
              </text:list-item>
              <text:list-item>
                <text:p text:style-name="P1">else:</text:p>
              </text:list-item>
              <text:list-item>
                <text:p text:style-name="P1"><text:s text:c="4"/>Body of else</text:p>
              </text:list-item>
              <text:list-item>
                <text:p text:style-name="P1"/>
              </text:list-item>
              <text:list-item>
                <text:p text:style-name="P1">if num &gt; 0:</text:p>
              </text:list-item>
              <text:list-item>
                <text:p text:style-name="P1"><text:s text:c="4"/>print("Positive number")</text:p>
              </text:list-item>
              <text:list-item>
                <text:p text:style-name="P1">elif num == 0:</text:p>
              </text:list-item>
              <text:list-item>
                <text:p text:style-name="P1"><text:s text:c="4"/>print("Zero")</text:p>
              </text:list-item>
              <text:list-item>
                <text:p text:style-name="P1">else:</text:p>
              </text:list-item>
              <text:list-item>
                <text:p text:style-name="P1"><text:s text:c="4"/>print("Negative number")</text:p>
              </text:list-item>
              <text:list-item>
                <text:p text:style-name="P1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.5cm" svg:height="9.75cm" svg:x="1cm" svg:y="3.75cm" presentation:class="outline">
          <draw:text-box>
            <text:list text:style-name="L3">
              <text:list-item>
                <text:p text:style-name="P1">if num &gt;= 0:</text:p>
              </text:list-item>
              <text:list-item>
                <text:p text:style-name="P1"><text:s text:c="4"/>if num == 0:</text:p>
              </text:list-item>
              <text:list-item>
                <text:p text:style-name="P1"><text:s text:c="8"/>print("Zero")</text:p>
              </text:list-item>
              <text:list-item>
                <text:p text:style-name="P1"><text:s text:c="4"/>else:</text:p>
              </text:list-item>
              <text:list-item>
                <text:p text:style-name="P1"><text:s text:c="8"/>print("Positive number")</text:p>
              </text:list-item>
              <text:list-item>
                <text:p text:style-name="P1">else:</text:p>
              </text:list-item>
              <text:list-item>
                <text:p text:style-name="P1"><text:s text:c="4"/>print("Negative number"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2cm" svg:x="1cm" svg:y="0.75cm" presentation:class="title">
          <draw:text-box>
            <text:p>Python while Loop</text:p>
          </draw:text-box>
        </draw:frame>
        <draw:frame presentation:style-name="pr7" draw:text-style-name="P1" draw:layer="layout" svg:width="25.5cm" svg:height="9.75cm" svg:x="1cm" svg:y="3.75cm" presentation:class="outline">
          <draw:text-box>
            <text:list text:style-name="L3">
              <text:list-item>
                <text:p>while test_expression:</text:p>
              </text:list-item>
              <text:list-item>
                <text:p><text:s text:c="4"/>Body of while</text:p>
              </text:list-item>
              <text:list-item>
                <text:p/>
              </text:list-item>
              <text:list-item>
                <text:p>counter = 0</text:p>
              </text:list-item>
              <text:list-item>
                <text:p/>
              </text:list-item>
              <text:list-item>
                <text:p>while counter &lt; 3:</text:p>
              </text:list-item>
              <text:list-item>
                <text:p><text:s text:c="4"/>print("Inside loop")</text:p>
              </text:list-item>
              <text:list-item>
                <text:p><text:s text:c="4"/>counter = counter + 1</text:p>
              </text:list-item>
              <text:list-item>
                <text:p>else:</text:p>
              </text:list-item>
              <text:list-item>
                <text:p><text:s text:c="4"/>print("Inside else"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2cm" svg:x="1cm" svg:y="0.75cm" presentation:class="title">
          <draw:text-box>
            <text:p text:style-name="P1">Python for Loop</text:p>
          </draw:text-box>
        </draw:frame>
        <draw:frame presentation:style-name="pr7" draw:text-style-name="P1" draw:layer="layout" svg:width="25.5cm" svg:height="9.75cm" svg:x="1cm" svg:y="3.75cm" presentation:class="outline">
          <draw:text-box>
            <text:list text:style-name="L3">
              <text:list-item>
                <text:p text:style-name="P1">In this article, you'll learn to iterate over a sequence of elements using the different variations of for loop.</text:p>
              </text:list-item>
              <text:list-item>
                <text:p text:style-name="P1"/>
              </text:list-item>
              <text:list-item>
                <text:p text:style-name="P1">Syntax of for Loop</text:p>
              </text:list-item>
              <text:list-item>
                <text:p text:style-name="P1"/>
              </text:list-item>
              <text:list-item>
                <text:p text:style-name="P1">for val in sequence:</text:p>
              </text:list-item>
              <text:list-item>
                <text:p text:style-name="P1"><text:s text:c="4"/>Body of for</text:p>
              </text:list-item>
              <text:list-item>
                <text:p text:style-name="P1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2cm" svg:x="1cm" svg:y="0.75cm" presentation:class="title">
          <draw:text-box>
            <text:p>Python for Loop</text:p>
          </draw:text-box>
        </draw:frame>
        <draw:frame presentation:style-name="pr7" draw:text-style-name="P1" draw:layer="layout" svg:width="25.5cm" svg:height="9.75cm" svg:x="1cm" svg:y="3.75cm" presentation:class="outline" presentation:user-transformed="true">
          <draw:text-box>
            <text:list text:style-name="L3">
              <text:list-item>
                <text:p text:style-name="P1"># List of numbers</text:p>
              </text:list-item>
              <text:list-item>
                <text:p text:style-name="P1">numbers = [6, 5, 3, 8, 4, 2, 5, 4, 11]</text:p>
              </text:list-item>
              <text:list-item>
                <text:p text:style-name="P1"/>
              </text:list-item>
              <text:list-item>
                <text:p text:style-name="P1"># variable to store the sum</text:p>
              </text:list-item>
              <text:list-item>
                <text:p text:style-name="P1">sum = 0</text:p>
              </text:list-item>
              <text:list-item>
                <text:p text:style-name="P1"/>
              </text:list-item>
              <text:list-item>
                <text:p text:style-name="P1"># iterate over the list</text:p>
              </text:list-item>
              <text:list-item>
                <text:p text:style-name="P1">for val in numbers:</text:p>
              </text:list-item>
              <text:list-item>
                <text:p text:style-name="P1"><text:s text:c="4"/>sum = sum+val</text:p>
              </text:list-item>
              <text:list-item>
                <text:p text:style-name="P1"/>
              </text:list-item>
              <text:list-item>
                <text:p text:style-name="P1">print("The sum is", sum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6" draw:layer="layout" svg:width="26cm" svg:height="2cm" svg:x="1cm" svg:y="0.75cm" presentation:class="title">
          <draw:text-box>
            <text:p>For with else</text:p>
          </draw:text-box>
        </draw:frame>
        <draw:frame presentation:style-name="pr7" draw:layer="layout" svg:width="25.5cm" svg:height="9.75cm" svg:x="1cm" svg:y="3.75cm" presentation:class="outline">
          <draw:text-box>
            <text:list text:style-name="L3">
              <text:list-item>
                <text:p>digits = [0, 1, 5]</text:p>
              </text:list-item>
              <text:list-item>
                <text:p/>
              </text:list-item>
              <text:list-item>
                <text:p>for i in digits:</text:p>
              </text:list-item>
              <text:list-item>
                <text:p><text:s text:c="4"/>print(i)</text:p>
              </text:list-item>
              <text:list-item>
                <text:p>else:</text:p>
              </text:list-item>
              <text:list-item>
                <text:p><text:s text:c="4"/>print("No items left."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0" presentation:class="page"/>
          <draw:frame presentation:style-name="pr8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6" draw:layer="layout" svg:width="26cm" svg:height="2cm" svg:x="1cm" svg:y="0.75cm" presentation:class="title">
          <draw:text-box>
            <text:p>Python break and continue</text:p>
          </draw:text-box>
        </draw:frame>
        <draw:frame presentation:style-name="pr7" draw:layer="layout" svg:width="25.5cm" svg:height="9.75cm" svg:x="1cm" svg:y="3.75cm" presentation:class="outline">
          <draw:text-box>
            <text:list text:style-name="L3">
              <text:list-item>
                <text:p>The break statement terminates the loop containing it. </text:p>
              </text:list-item>
              <text:list-item>
                <text:p>Control of the program flows to the statement immediately after the body of the loop.</text:p>
              </text:list-item>
              <text:list-item>
                <text:p>The break statement will terminate the innermost loop.</text:p>
              </text:list-item>
              <text:list-item>
                <text:p/>
              </text:list-item>
              <text:list-item>
                <text:p>Use of break statement inside the loop</text:p>
              </text:list-item>
              <text:list-item>
                <text:p/>
              </text:list-item>
              <text:list-item>
                <text:p>for val in "string":</text:p>
              </text:list-item>
              <text:list-item>
                <text:p><text:s text:c="4"/>if val == "i":</text:p>
              </text:list-item>
              <text:list-item>
                <text:p><text:s text:c="8"/>break</text:p>
              </text:list-item>
              <text:list-item>
                <text:p><text:s text:c="4"/>print(val)</text:p>
              </text:list-item>
              <text:list-item>
                <text:p/>
              </text:list-item>
              <text:list-item>
                <text:p>print("The end")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1" presentation:class="page"/>
          <draw:frame presentation:style-name="pr8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6" draw:layer="layout" svg:width="26cm" svg:height="2cm" svg:x="1cm" svg:y="0.75cm" presentation:class="title">
          <draw:text-box>
            <text:p>continue statement</text:p>
          </draw:text-box>
        </draw:frame>
        <draw:frame presentation:style-name="pr7" draw:layer="layout" svg:width="25.5cm" svg:height="9.75cm" svg:x="1cm" svg:y="3.75cm" presentation:class="outline">
          <draw:text-box>
            <text:list text:style-name="L3">
              <text:list-item>
                <text:p>The continue statement is used to skip the rest of the code inside a loop for the current iteration only. </text:p>
              </text:list-item>
              <text:list-item>
                <text:p>Loop does not terminate but continues on with the next iteration.</text:p>
              </text:list-item>
              <text:list-item>
                <text:p>for val in "string":</text:p>
              </text:list-item>
              <text:list-item>
                <text:p><text:s text:c="4"/>if val == "i":</text:p>
              </text:list-item>
              <text:list-item>
                <text:p><text:s text:c="8"/>continue</text:p>
              </text:list-item>
              <text:list-item>
                <text:p><text:s text:c="4"/>print(val)</text:p>
              </text:list-item>
              <text:list-item>
                <text:p/>
              </text:list-item>
              <text:list-item>
                <text:p>print("The end"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2" presentation:class="page"/>
          <draw:frame presentation:style-name="pr8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6" draw:layer="layout" svg:width="26cm" svg:height="2cm" svg:x="1cm" svg:y="0.75cm" presentation:class="title">
          <draw:text-box>
            <text:p>Python pass statement</text:p>
          </draw:text-box>
        </draw:frame>
        <draw:frame presentation:style-name="pr7" draw:layer="layout" svg:width="25.5cm" svg:height="9.75cm" svg:x="1cm" svg:y="3.75cm" presentation:class="outline">
          <draw:text-box>
            <text:list text:style-name="L3">
              <text:list-item>
                <text:p>In this article, you'll learn about pass statement. </text:p>
              </text:list-item>
              <text:list-item>
                <text:p>It is used as a placeholder for future implementation of functions, loops, etc.</text:p>
              </text:list-item>
              <text:list-item>
                <text:p>Suppose we have a loop or a function that is not implemented yet, but we want to implement it in the future. </text:p>
              </text:list-item>
              <text:list-item>
                <text:p>They cannot have an empty body. </text:p>
              </text:list-item>
              <text:list-item>
                <text:p>The interpreter would give an error. So, we use the pass statement to construct a body that does nothing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3" presentation:class="page"/>
          <draw:frame presentation:style-name="pr8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6" draw:layer="layout" svg:width="26cm" svg:height="2cm" svg:x="1cm" svg:y="0.75cm" presentation:class="title">
          <draw:text-box>
            <text:p>Example</text:p>
          </draw:text-box>
        </draw:frame>
        <draw:frame presentation:style-name="pr7" draw:layer="layout" svg:width="25.5cm" svg:height="9.75cm" svg:x="1cm" svg:y="3.75cm" presentation:class="outline">
          <draw:text-box>
            <text:list text:style-name="L3">
              <text:list-item>
                <text:p>sequence = {'p', 'a', 's', 's'}</text:p>
              </text:list-item>
              <text:list-item>
                <text:p>for val in sequence:</text:p>
              </text:list-item>
              <text:list-item>
                <text:p><text:s text:c="4"/>pass</text:p>
              </text:list-item>
              <text:list-item>
                <text:p/>
              </text:list-item>
              <text:list-item>
                <text:p>class Example:</text:p>
              </text:list-item>
              <text:list-item>
                <text:p><text:s text:c="4"/>pass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4" presentation:class="page"/>
          <draw:frame presentation:style-name="pr8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6" draw:layer="layout" svg:width="26cm" svg:height="2cm" svg:x="1cm" svg:y="0.75cm" presentation:class="title" presentation:placeholder="true">
          <draw:text-box/>
        </draw:frame>
        <draw:frame presentation:style-name="pr7" draw:layer="layout" svg:width="25.5cm" svg:height="9.75cm" svg:x="1cm" svg:y="3.7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5" presentation:class="page"/>
          <draw:frame presentation:style-name="pr8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2" svg:font-family="'Source Sans Pro'" style:font-family-generic="roman" style:font-pitch="variable"/>
    <style:font-face style:name="Source Sans Pro" svg:font-family="'Source Sans Pro'" style:font-adornments="標準" style:font-family-generic="roman" style:font-pitch="variable"/>
    <style:font-face style:name="Source Sans Pro Black1" svg:font-family="'Source Sans Pro Black'" style:font-family-generic="roman" style:font-pitch="variable"/>
    <style:font-face style:name="Source Sans Pro Black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1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deg" draw:border="0%"/>
    <draw:gradient draw:name="Filled_20_Blue" draw:display-name="Filled Blue" draw:style="linear" draw:start-color="#729fcf" draw:end-color="#355269" draw:start-intensity="100%" draw:end-intensity="100%" draw:angle="300deg" draw:border="0%"/>
    <draw:gradient draw:name="Filled_20_Green" draw:display-name="Filled Green" draw:style="linear" draw:start-color="#77bc65" draw:end-color="#127622" draw:start-intensity="100%" draw:end-intensity="100%" draw:angle="300deg" draw:border="0%"/>
    <draw:gradient draw:name="Filled_20_Red" draw:display-name="Filled Red" draw:style="linear" draw:start-color="#ff6d6d" draw:end-color="#c9211e" draw:start-intensity="100%" draw:end-intensity="100%" draw:angle="300deg" draw:border="0%"/>
    <draw:gradient draw:name="Filled_20_Yellow" draw:display-name="Filled Yellow" draw:style="linear" draw:start-color="#ffde59" draw:end-color="#b47804" draw:start-intensity="100%" draw:end-intensity="100%" draw:angle="300deg" draw:border="0%"/>
    <draw:gradient draw:name="Gradient_20_2" draw:display-name="Gradient 2" draw:style="linear" draw:start-color="#3465a4" draw:end-color="#ffffff" draw:start-intensity="100%" draw:end-intensity="100%" draw:angle="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Gradient_20_4" draw:display-name="Gradient 4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000000" draw:marker-start-width="0.2cm" draw:marker-start-center="false" draw:marker-end-width="0.2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5cm" svg:stroke-color="#000000" draw:marker-start-width="0.28cm" draw:marker-end-width="0.28cm" draw:fill="none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Accent" style:family="graphic" style:parent-style-name="standard">
      <style:graphic-properties draw:fill-gradient-name="Gradient_20_4" draw:fill-hatch-name="Hatching_20_91"/>
    </style:style>
    <style:style style:name="Accent_20_1" style:display-name="Accent 1" style:family="graphic" style:parent-style-name="Accent">
      <style:graphic-properties draw:stroke="none" draw:fill="solid" draw:fill-color="#c9211e"/>
    </style:style>
    <style:style style:name="Accent_20_2" style:display-name="Accent 2" style:family="graphic" style:parent-style-name="Accent">
      <style:graphic-properties svg:stroke-color="#c9211e" draw:fill="solid" draw:fill-color="#ffd7d7"/>
    </style:style>
    <style:style style:name="Accent_20_3" style:display-name="Accent 3" style:family="graphic" style:parent-style-name="Accent">
      <style:graphic-properties svg:stroke-width="0cm" svg:stroke-color="#808080" draw:marker-start-width="0.13cm" draw:marker-end-width="0.13cm" draw:fill="solid" draw:fill-color="#b2b2b2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loext:opacity="100%" style:font-name="Source Sans Pro Black2" fo:font-family="'Source Sans Pro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false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19.5pt" fo:font-style="normal" fo:text-shadow="none" style:text-underline-style="none" fo:font-weight="600" style:letter-kerning="true" style:font-size-asian="19.5pt" style:font-style-asian="normal" style:font-weight-asian="600" style:font-size-complex="19.5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299cm" fo:text-indent="0cm"/>
      <style:text-properties style:font-name="Source Sans Pro Light2" fo:font-family="'Source Sans Pro Light'" style:font-style-name="細字" style:font-family-generic="swiss" style:font-pitch="variable" fo:font-size="16.5pt" fo:font-weight="250" style:font-size-asian="16.5pt" style:font-weight-asian="250" style:font-size-complex="16.5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224cm" fo:text-indent="0cm"/>
      <style:text-properties fo:font-size="13.5pt" style:font-size-asian="13.5pt" style:font-size-complex="13.5pt"/>
    </style:style>
    <style:style style:name="Alizarin-outline4" style:family="presentation" style:parent-style-name="Alizarin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Alizarin-outline5" style:family="presentation" style:parent-style-name="Alizarin-outline4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-outline6" style:family="presentation" style:parent-style-name="Alizarin-outline5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-outline7" style:family="presentation" style:parent-style-name="Alizarin-outline6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-outline8" style:family="presentation" style:parent-style-name="Alizarin-outline7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-outline9" style:family="presentation" style:parent-style-name="Alizarin-outline8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4pt" fo:font-style="normal" fo:text-shadow="none" style:text-underline-style="none" fo:font-weight="900" style:letter-kerning="true" style:font-size-asian="24pt" style:font-style-asian="normal" style:font-weight-asian="900" style:font-size-complex="24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loext:opacity="100%" style:font-name="Source Sans Pro Black2" fo:font-family="'Source Sans Pro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false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19.5pt" fo:font-style="normal" fo:text-shadow="none" style:text-underline-style="none" fo:font-weight="600" style:letter-kerning="true" style:font-size-asian="19.5pt" style:font-style-asian="normal" style:font-weight-asian="600" style:font-size-complex="19.5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299cm" fo:text-indent="0cm"/>
      <style:text-properties style:font-name="Source Sans Pro Light2" fo:font-family="'Source Sans Pro Light'" style:font-style-name="細字" style:font-family-generic="swiss" style:font-pitch="variable" fo:font-size="16.5pt" fo:font-weight="250" style:font-size-asian="16.5pt" style:font-weight-asian="250" style:font-size-complex="16.5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224cm" fo:text-indent="0cm"/>
      <style:text-properties fo:font-size="13.5pt" style:font-size-asian="13.5pt" style:font-size-complex="13.5pt"/>
    </style:style>
    <style:style style:name="Alizarin0-outline4" style:family="presentation" style:parent-style-name="Alizarin0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Alizarin0-outline5" style:family="presentation" style:parent-style-name="Alizarin0-outline4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0-outline6" style:family="presentation" style:parent-style-name="Alizarin0-outline5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0-outline7" style:family="presentation" style:parent-style-name="Alizarin0-outline6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0-outline8" style:family="presentation" style:parent-style-name="Alizarin0-outline7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0-outline9" style:family="presentation" style:parent-style-name="Alizarin0-outline8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4pt" fo:font-style="normal" fo:text-shadow="none" style:text-underline-style="none" fo:font-weight="900" style:letter-kerning="true" style:font-size-asian="24pt" style:font-style-asian="normal" style:font-weight-asian="900" style:font-size-complex="24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textarea-vertical-align="middle" fo:min-height="2.25cm" fo:min-width="26.5cm"/>
    </style:style>
    <style:style style:name="Mgr4" style:family="graphic" style:parent-style-name="Accent_20_1">
      <style:graphic-properties draw:textarea-vertical-align="middle" fo:min-height="1.125cm" fo:min-width="7cm"/>
    </style:style>
    <style:style style:name="Mgr5" style:family="graphic" style:parent-style-name="Accent_20_3">
      <style:graphic-properties draw:textarea-vertical-align="middle" fo:min-height="1.125cm" fo:min-width="18cm"/>
    </style:style>
    <style:style style:name="Mgr6" style:family="graphic" style:parent-style-name="Accent_20_1">
      <style:graphic-properties draw:textarea-vertical-align="middle" fo:min-height="0.875cm" fo:min-width="1cm"/>
    </style:style>
    <style:style style:name="Mgr7" style:family="graphic" style:parent-style-name="Accent_20_1">
      <style:graphic-properties draw:textarea-vertical-align="middle" fo:min-height="2.5cm" fo:min-width="26.5cm"/>
    </style:style>
    <style:style style:name="Mpr1" style:family="presentation" style:parent-style-name="Alizarin-backgroundobjects">
      <style:graphic-properties draw:stroke="none" draw:fill-color="#f44336" draw:textarea-vertical-align="middle" draw:auto-grow-height="false" fo:min-height="1.125cm" fo:min-width="1.5cm"/>
    </style:style>
    <style:style style:name="Mpr2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3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4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7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8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9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P7" style:family="paragraph">
      <loext:graphic-properties draw:fill-color="#f44336"/>
      <style:paragraph-properties fo:text-align="center"/>
    </style:style>
    <style:style style:name="MP8" style:family="paragraph">
      <style:paragraph-properties fo:text-align="center" style:writing-mode="lr-tb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fo:text-align="end" style:writing-mode="lr-tb"/>
    </style:style>
    <style:style style:name="MP11" style:family="paragraph">
      <style:paragraph-properties fo:text-align="start" style:writing-mode="lr-tb"/>
      <style:text-properties fo:color="#c9211e" loext:opacity="100%"/>
    </style:style>
    <style:style style:name="MP12" style:family="paragraph">
      <loext:graphic-properties draw:fill="none"/>
      <style:paragraph-properties fo:text-align="start" style:writing-mode="lr-tb"/>
      <style:text-properties fo:color="#c9211e" loext:opacity="100%"/>
    </style:style>
    <style:style style:name="MP13" style:family="paragraph">
      <style:paragraph-properties fo:text-align="center" style:writing-mode="lr-tb"/>
      <style:text-properties fo:color="#c9211e" loext:opacity="100%"/>
    </style:style>
    <style:style style:name="MP14" style:family="paragraph">
      <loext:graphic-properties draw:fill="none"/>
      <style:paragraph-properties fo:text-align="center" style:writing-mode="lr-tb"/>
      <style:text-properties fo:color="#c9211e" loext:opacity="100%"/>
    </style:style>
    <style:style style:name="MP15" style:family="paragraph">
      <style:paragraph-properties fo:text-align="end" style:writing-mode="lr-tb"/>
      <style:text-properties fo:color="#c9211e" loext:opacity="100%"/>
    </style:style>
    <style:style style:name="MP16" style:family="paragraph">
      <loext:graphic-properties draw:fill="none"/>
      <style:paragraph-properties fo:text-align="end" style:writing-mode="lr-tb"/>
      <style:text-properties fo:color="#c9211e" loext:opacity="100%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c9211e" loext:opacity="100%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Alizarin" style:page-layout-name="PM1" draw:style-name="Mdp1">
      <office:forms form:automatic-focus="false" form:apply-design-mode="false"/>
      <draw:custom-shape draw:style-name="Mgr3" draw:text-style-name="MP5" draw:layer="backgroundobjects" svg:width="27cm" svg:height="2.5cm" svg:x="0cm" svg:y="0.5cm">
        <text:p/>
        <draw:enhanced-geometry svg:viewBox="0 0 21600 21600" draw:type="rectangle" draw:enhanced-path="M 0 0 L 21600 0 21600 21600 0 21600 0 0 Z N"/>
      </draw:custom-shape>
      <draw:custom-shape draw:style-name="Mgr4" draw:text-style-name="MP6" draw:layer="backgroundobjects" svg:width="7cm" svg:height="1.125cm" svg:x="21cm" svg:y="14.25cm">
        <text:p/>
        <draw:enhanced-geometry svg:viewBox="0 0 21600 21600" draw:type="rectangle" draw:enhanced-path="M 0 0 L 21600 0 21600 21600 0 21600 0 0 Z N"/>
      </draw:custom-shape>
      <draw:custom-shape draw:style-name="Mgr5" draw:text-style-name="MP5" draw:layer="backgroundobjects" svg:width="18cm" svg:height="1.125cm" svg:x="2.5cm" svg:y="14.25cm">
        <text:p/>
        <draw:enhanced-geometry svg:viewBox="0 0 21600 21600" draw:type="rectangle" draw:enhanced-path="M 0 0 L 21600 0 21600 21600 0 21600 0 0 Z N"/>
      </draw:custom-shape>
      <draw:custom-shape presentation:style-name="Mpr1" draw:text-style-name="MP7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cm" svg:x="1cm" svg:y="0.75cm" presentation:class="title" presentation:placeholder="true">
        <draw:text-box/>
      </draw:frame>
      <draw:frame presentation:style-name="Alizarin-outline1" draw:layer="backgroundobjects" svg:width="25.5cm" svg:height="9.75cm" svg:x="1cm" svg:y="3.75cm" presentation:class="outline" presentation:placeholder="true">
        <draw:text-box/>
      </draw:frame>
      <draw:custom-shape draw:style-name="Mgr6" draw:text-style-name="MP6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Mpr2" draw:text-style-name="MP8" draw:layer="backgroundobjects" svg:width="3.5cm" svg:height="1.125cm" svg:x="-0.5cm" svg:y="14.25cm" presentation:class="page-number">
        <draw:text-box>
          <text:p text:style-name="MP8"><text:page-number>&lt;number&gt;</text:page-number></text:p>
        </draw:text-box>
      </draw:frame>
      <draw:frame presentation:style-name="Mpr3" draw:text-style-name="MP9" draw:layer="backgroundobjects" svg:width="18cm" svg:height="1.125cm" svg:x="2.5cm" svg:y="14.25cm" presentation:class="footer">
        <draw:text-box>
          <text:p text:style-name="MP8"><presentation:footer/></text:p>
        </draw:text-box>
      </draw:frame>
      <draw:frame presentation:style-name="Mpr2" draw:text-style-name="MP10" draw:layer="backgroundobjects" svg:width="6.5cm" svg:height="1.087cm" svg:x="21cm" svg:y="14.25cm" presentation:class="date-time">
        <draw:text-box>
          <text:p text:style-name="MP10"><presentation:date-time/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7" draw:text-style-name="MP5" draw:layer="backgroundobjects" svg:width="27cm" svg:height="2.75cm" svg:x="0cm" svg:y="5.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5.5cm" svg:height="2cm" svg:x="1cm" svg:y="6cm" presentation:class="title" presentation:placeholder="true">
        <draw:text-box/>
      </draw:frame>
      <draw:frame presentation:style-name="Alizarin0-outline1" draw:layer="backgroundobjects" svg:width="25cm" svg:height="5.25cm" svg:x="1.5cm" svg:y="8.75cm" presentation:class="outline" presentation:placeholder="true">
        <draw:text-box/>
      </draw:frame>
      <draw:frame presentation:style-name="Mpr6" draw:text-style-name="MP12" draw:layer="backgroundobjects" svg:width="6.5cm" svg:height="1.125cm" svg:x="21cm" svg:y="14.25cm" presentation:class="date-time">
        <draw:text-box>
          <text:p text:style-name="MP11"><text:span text:style-name="MT2"><presentation:date-time/></text:span></text:p>
        </draw:text-box>
      </draw:frame>
      <draw:frame presentation:style-name="Mpr7" draw:text-style-name="MP14" draw:layer="backgroundobjects" svg:width="9cm" svg:height="1.125cm" svg:x="3cm" svg:y="14.25cm" presentation:class="footer">
        <draw:text-box>
          <text:p text:style-name="MP13"><text:span text:style-name="MT2"><presentation:footer/></text:span></text:p>
        </draw:text-box>
      </draw:frame>
      <draw:frame presentation:style-name="Mpr8" draw:text-style-name="MP16" draw:layer="backgroundobjects" svg:width="1.5cm" svg:height="1.125cm" svg:x="0.5cm" svg:y="14.25cm" presentation:class="page-number">
        <draw:text-box>
          <text:p text:style-name="MP15"><text:span text:style-name="MT2"><text:page-number>&lt;number&gt;</text:page-number></text:span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6-23T18:29:55.598000000</meta:creation-date>
    <meta:editing-duration>PT2H6M21S</meta:editing-duration>
    <meta:editing-cycles>11</meta:editing-cycles>
    <meta:generator>LibreOffice/7.0.4.2$Windows_X86_64 LibreOffice_project/dcf040e67528d9187c66b2379df5ea4407429775</meta:generator>
    <dc:title>Alizarin</dc:title>
    <dc:date>2021-07-15T19:18:26.081000000</dc:date>
    <meta:document-statistic meta:object-count="174"/>
  </office:meta>
</office:document-meta>
</file>